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1a0" officeooo:paragraph-rsid="0009d1a0"/>
    </style:style>
    <style:style style:name="P2" style:family="paragraph" style:parent-style-name="Standard">
      <style:text-properties officeooo:rsid="000be3b4" officeooo:paragraph-rsid="000be3b4"/>
    </style:style>
    <style:style style:name="P3" style:family="paragraph" style:parent-style-name="Standard">
      <style:text-properties officeooo:rsid="00107e2b" officeooo:paragraph-rsid="00107e2b"/>
    </style:style>
    <style:style style:name="P4" style:family="paragraph" style:parent-style-name="Standard">
      <style:text-properties officeooo:rsid="00147a42" officeooo:paragraph-rsid="00147a42"/>
    </style:style>
    <style:style style:name="T1" style:family="text">
      <style:text-properties officeooo:rsid="000b400c"/>
    </style:style>
    <style:style style:name="T2" style:family="text">
      <style:text-properties officeooo:rsid="000c2383"/>
    </style:style>
    <style:style style:name="T3" style:family="text">
      <style:text-properties officeooo:rsid="000e2f1d"/>
    </style:style>
    <style:style style:name="T4" style:family="text">
      <style:text-properties officeooo:rsid="00131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60</text:p>
      <text:p text:style-name="P1">Part 1.</text:p>
      <text:p text:style-name="P1">Questions in mk file:</text:p>
      <text:p text:style-name="P1">1. The first statement takes the ts.s file and uses the GNU assembler to compile it so the linker can understand the code <text:span text:style-name="T1">for ARM</text:span>.</text:p>
      <text:p text:style-name="P1"/>
      <text:p text:style-name="P1">2. The second statement uses the GCC compiler to compile the t.c file into it’s .o form for the linker as well.</text:p>
      <text:p text:style-name="P1"/>
      <text:p text:style-name="P1">3. <text:span text:style-name="T1">The third statement is the last step in compiling the source code, using the -ld GNU linker to combine all the object files and read instructions from the t.ld file. The t.elf file contains extra information.</text:span></text:p>
      <text:p text:style-name="P1"/>
      <text:p text:style-name="P2">4. Since we are going to be loading data to a specific memory address it is better to work with our program in the raw binary executable format. <text:span text:style-name="T3">This line creates the binary executable for us. </text:span>The contrary Executable Linkable Format <text:span text:style-name="T2">which has symbol look-ups and relocatable table and other sections are unnecessary for our purposes.</text:span></text:p>
      <text:p text:style-name="P2"/>
      <text:p text:style-name="P1">Question in t.ld file: <text:span text:style-name="T4">Part 1. <text:s/>Q1.2</text:span></text:p>
      <text:p text:style-name="P3">Memory map of image file:</text:p>
      <text:p text:style-name="P4">It’s just the locations of the variables and assembly data in memory.</text:p>
      <text:p text:style-name="P1"/>
      <text:p text:style-name="P3">QUIZ:</text:p>
      <text:p text:style-name="P3">Question 1:</text:p>
      <text:p text:style-name="P3"><text:line-break/></text:p>
      <text:p text:style-name="P3"/>
      <text:p text:style-name="P1">4 byte integer per pix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23:58:17.423804191</meta:creation-date>
    <dc:date>2019-01-25T17:57:17.488434393</dc:date>
    <meta:editing-duration>PT49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9" meta:character-count="989" meta:non-whitespace-character-count="821"/>
  </office:meta>
</office:document-meta>
</file>